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6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6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6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6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5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6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6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5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6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5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5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6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26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26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26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7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5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29">
      <style:text-properties style:text-position=""/>
    </style:style>
    <style:style style:name="ce50" style:family="table-cell" style:parent-style-name="Default">
      <style:table-cell-properties fo:wrap-option="wrap" style:vertical-align="bottom"/>
    </style:style>
    <style:style style:name="ce51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52" style:family="table-cell" style:parent-style-name="Default">
      <style:table-cell-properties style:diagonal-bl-tr="none" style:diagonal-tl-br="none" fo:wrap-option="wrap" fo:border="none" style:vertical-align="bottom"/>
    </style:style>
    <style:style style:name="ce5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54" style:family="table-cell" style:parent-style-name="Default">
      <style:table-cell-properties fo:background-color="#ff3366"/>
    </style:style>
    <style:style style:name="ce55" style:family="table-cell" style:parent-style-name="Default">
      <style:table-cell-properties fo:background-color="#ccffff"/>
    </style:style>
    <style:style style:name="ce56" style:family="table-cell" style:parent-style-name="Default">
      <style:table-cell-properties fo:border-bottom="none" fo:border-left="none" fo:border-right="none" fo:border-top="0.99pt solid #000000"/>
    </style:style>
    <style:style style:name="ce57" style:family="table-cell" style:parent-style-name="Default" style:data-style-name="N126">
      <style:table-cell-properties style:diagonal-bl-tr="none" style:diagonal-tl-br="none" fo:wrap-option="wrap" fo:border="none" style:vertical-align="bottom"/>
    </style:style>
    <style:style style:name="ce58" style:family="table-cell" style:parent-style-name="Default" style:data-style-name="N126">
      <style:table-cell-properties fo:wrap-option="wrap" style:vertical-align="bottom"/>
    </style:style>
    <style:style style:name="ce59" style:family="table-cell" style:parent-style-name="Default" style:data-style-name="N126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60" style:family="table-cell" style:parent-style-name="Default" style:data-style-name="N126"/>
    <style:style style:name="ce61" style:family="table-cell" style:parent-style-name="Default" style:data-style-name="N126">
      <style:table-cell-properties fo:border-bottom="none" fo:background-color="#e6ff00" fo:border-left="none" fo:border-right="none" fo:border-top="0.99pt solid #000000"/>
    </style:style>
    <style:style style:name="ce62" style:family="table-cell" style:parent-style-name="Default" style:data-style-name="N127">
      <style:table-cell-properties fo:wrap-option="wrap" style:vertical-align="bottom"/>
    </style:style>
    <style:style style:name="ce63" style:family="table-cell" style:parent-style-name="Default" style:data-style-name="N5000">
      <style:table-cell-properties style:diagonal-bl-tr="none" style:diagonal-tl-br="none" fo:wrap-option="wrap" fo:border="none" style:vertical-align="bottom"/>
    </style:style>
    <style:style style:name="ce64" style:family="table-cell" style:parent-style-name="Default" style:data-style-name="N126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65" style:family="table-cell" style:parent-style-name="Default" style:data-style-name="N126">
      <style:table-cell-properties fo:wrap-option="wrap" style:vertical-align="bottom"/>
      <style:text-properties style:font-name="Arial" style:font-name-asian="Arial" style:font-name-complex="DejaVu Sans"/>
    </style:style>
    <style:style style:name="ce66" style:family="table-cell" style:parent-style-name="Default" style:data-style-name="N126">
      <style:table-cell-properties fo:background-color="#ff3366"/>
    </style:style>
    <style:style style:name="ce67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68" style:family="table-cell" style:parent-style-name="Default">
      <style:table-cell-properties fo:background-color="#e6ff00"/>
    </style:style>
    <style:style style:name="ce69" style:family="table-cell" style:parent-style-name="Default" style:data-style-name="N126">
      <style:text-properties style:font-name="Arial" style:font-name-asian="Arial" style:font-name-complex="DejaVu Sans"/>
    </style:style>
    <style:style style:name="ce70" style:family="table-cell" style:parent-style-name="Default" style:data-style-name="N126">
      <style:table-cell-properties fo:border-bottom="none" fo:border-left="none" fo:border-right="none" fo:border-top="0.99pt solid #000000"/>
    </style:style>
    <style:style style:name="ce71" style:family="table-cell" style:parent-style-name="Default" style:data-style-name="N131"/>
    <style:style style:name="ce72" style:family="table-cell" style:parent-style-name="Default" style:data-style-name="N131">
      <style:table-cell-properties fo:border-bottom="none" fo:border-left="none" fo:border-right="none" fo:border-top="0.99pt solid #000000"/>
    </style:style>
    <style:style style:name="ce73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50"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50" office:value-type="string">
            <text:p>quantité</text:p>
          </table:table-cell>
          <table:table-cell table:style-name="ce50" office:value-type="string">
            <text:p>jours/pièce</text:p>
          </table:table-cell>
          <table:table-cell table:style-name="ce62" office:value-type="string">
            <text:p>total jours</text:p>
          </table:table-cell>
          <table:table-cell table:style-name="ce50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69" table:formula="of:=prixjour2014*[.D3]" office:value-type="currency" office:currency="EUR" office:value="14363.5678852984">
            <text:p>14,363.57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69" table:formula="of:=prixjour2014*[.D4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formula="of:=[.B5]*[.C5]" office:value-type="float" office:value="4.5">
            <text:p>4.5</text:p>
          </table:table-cell>
          <table:table-cell table:style-name="ce69" table:formula="of:=prixjour2014*[.D5]" office:value-type="currency" office:currency="EUR" office:value="923.372221197754">
            <text:p>923.37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.33</text:p>
          </table:table-cell>
          <table:table-cell table:formula="of:=[.B6]*[.C6]" office:value-type="float" office:value="4.62">
            <text:p>4.62</text:p>
          </table:table-cell>
          <table:table-cell table:style-name="ce60" table:formula="of:=prixjour2014*[.D6]" office:value-type="currency" office:currency="EUR" office:value="947.995480429695">
            <text:p>948.00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60" table:formula="of:=prixjour2014*[.D7]" office:value-type="currency" office:currency="EUR" office:value="1436.35678852984">
            <text:p>1,436.36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60" table:formula="of:=prixjour2014*[.D8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0" table:formula="of:=prixjour2014*[.D9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7">
          <table:table-cell table:style-name="ce50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0]*[.C10]" office:value-type="float" office:value="3">
            <text:p>3</text:p>
          </table:table-cell>
          <table:table-cell table:style-name="ce60" table:formula="of:=prixjour2014*[.D10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6">
          <table:table-cell table:style-name="ce51" office:value-type="string">
            <text:p>Total jours</text:p>
          </table:table-cell>
          <table:table-cell table:style-name="ce56" table:formula="of:=SUM([.B3:.B10])" office:value-type="float" office:value="31">
            <text:p>31</text:p>
          </table:table-cell>
          <table:table-cell table:style-name="ce56"/>
          <table:table-cell table:style-name="ce56" table:formula="of:=SUM([.D3:.D10])" office:value-type="float" office:value="96.12">
            <text:p>96.12</text:p>
          </table:table-cell>
          <table:table-cell table:style-name="ce70" table:formula="of:=prixjour2014*[.D11]" office:value-type="currency" office:currency="EUR" office:value="19723.230644784">
            <text:p>19,723.23 €</text:p>
          </table:table-cell>
          <table:table-cell table:number-columns-repeated="1019"/>
        </table:table-row>
        <table:table-row table:style-name="ro16">
          <table:table-cell table:style-name="ce52" office:value-type="string">
            <text:p>Total TVAC</text:p>
          </table:table-cell>
          <table:table-cell table:style-name="ce52"/>
          <table:table-cell table:style-name="ce57"/>
          <table:table-cell table:style-name="ce63" office:value-type="float" office:value="25000">
            <text:p>25000</text:p>
          </table:table-cell>
          <table:table-cell table:style-name="ce52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50" office:value-type="string">
            <text:p>Total HTVA selon répartition 5/8 à 21% et 3/8 à 6%</text:p>
          </table:table-cell>
          <table:table-cell/>
          <table:table-cell table:style-name="ce58"/>
          <table:table-cell table:style-name="ce58" table:formula="of:=(([.D12]*0.625)/1.21)+(([.D12]*0.375)/1.06)" office:value-type="currency" office:currency="EUR" office:value="21757.5627631374">
            <text:p>21,757.56 €</text:p>
          </table:table-cell>
          <table:table-cell table:style-name="ce50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près coût Smart</text:p>
          </table:table-cell>
          <table:table-cell/>
          <table:table-cell table:style-name="ce58"/>
          <table:table-cell table:style-name="ce58" table:formula="of:=[.D13]-([.D13]*0.065)" office:value-type="currency" office:currency="EUR" office:value="20343.3211835334">
            <text:p>20,343.32 €</text:p>
          </table:table-cell>
          <table:table-cell table:style-name="ce50"/>
          <table:table-cell table:number-columns-repeated="1019"/>
        </table:table-row>
        <table:table-row table:style-name="ro16">
          <table:table-cell table:style-name="ce50" office:value-type="string">
            <text:p>Fee OSP 10%</text:p>
          </table:table-cell>
          <table:table-cell table:number-columns-repeated="2"/>
          <table:table-cell table:style-name="ce60" table:formula="of:=[.D14]*0.1" office:value-type="currency" office:currency="EUR" office:value="2034.33211835334">
            <text:p>2,034.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53" office:value-type="string">
            <text:p>Par heure</text:p>
          </table:table-cell>
          <table:table-cell table:style-name="ce53"/>
          <table:table-cell table:style-name="ce59"/>
          <table:table-cell table:style-name="ce64" table:formula="of:=[.D18]/8" office:value-type="currency" office:currency="EUR" office:value="25.6492283666043">
            <text:p>25.65 €</text:p>
          </table:table-cell>
          <table:table-cell table:style-name="ce53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Par jour</text:p>
          </table:table-cell>
          <table:table-cell/>
          <table:table-cell table:style-name="ce58"/>
          <table:table-cell table:style-name="ce65" table:formula="of:=(([.D13]-[.D15])/[.D11])" office:value-type="currency" office:currency="EUR" office:value="205.193826932834">
            <text:p>205.19 €</text:p>
          </table:table-cell>
          <table:table-cell table:style-name="ce50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54" office:value-type="string">
            <text:p>RESTE À PARTAGER</text:p>
          </table:table-cell>
          <table:table-cell table:style-name="ce54" table:number-columns-repeated="2"/>
          <table:table-cell table:style-name="ce66" table:formula="of:=[.D14]-[.E28]" office:value-type="currency" office:currency="EUR" office:value="8256.37518353345">
            <text:p>8,256.38 €</text:p>
          </table:table-cell>
          <table:table-cell table:style-name="ce5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55" office:value-type="string">
            <text:p>4 mars → 12 juin inclus</text:p>
          </table:table-cell>
          <table:table-cell table:style-name="ce55" office:value-type="string">
            <text:p>heures</text:p>
          </table:table-cell>
          <table:table-cell table:style-name="ce55" office:value-type="string">
            <text:p>total TTC</text:p>
          </table:table-cell>
          <table:table-cell table:style-name="ce55" office:value-type="string">
            <text:p>%</text:p>
          </table:table-cell>
          <table:table-cell table:style-name="ce55" office:value-type="string">
            <text:p>à facturer à Smart</text:p>
          </table:table-cell>
          <table:table-cell/>
          <table:table-cell table:style-name="ce73" table:number-columns-repeated="3"/>
          <table:table-cell/>
          <table:table-cell table:style-name="ce5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60" table:formula="of:=ph*[.B23]" office:value-type="currency" office:currency="EUR" office:value="5258.09181515388">
            <text:p>5,258.09 €</text:p>
          </table:table-cell>
          <table:table-cell table:formula="of:=[.B23]*100/[.B28]" office:value-type="float" office:value="34.5350404312668">
            <text:p>34.5350404313</text:p>
          </table:table-cell>
          <table:table-cell table:style-name="ce71" table:formula="of:=[.D23]/100*[.D33]" office:value-type="currency" office:currency="EUR" office:value="4174.23168800539">
            <text:p>4,174.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.6</text:p>
          </table:table-cell>
          <table:table-cell table:style-name="ce60" table:formula="of:=ph*[.B24]" office:value-type="currency" office:currency="EUR" office:value="4580.95218627553">
            <text:p>4,580.95 €</text:p>
          </table:table-cell>
          <table:table-cell table:formula="of:=[.B24]*100/[.B28]" office:value-type="float" office:value="30.0876010781671">
            <text:p>30.0876010782</text:p>
          </table:table-cell>
          <table:table-cell table:style-name="ce71" table:formula="of:=[.D24]/100*[.D33]" office:value-type="currency" office:currency="EUR" office:value="3636.67209501348">
            <text:p>3,636.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.5</text:p>
          </table:table-cell>
          <table:table-cell table:style-name="ce60" table:formula="of:=ph*[.B25]" office:value-type="currency" office:currency="EUR" office:value="2552.09822247713">
            <text:p>2,552.10 €</text:p>
          </table:table-cell>
          <table:table-cell table:formula="of:=[.B25]*100/[.B28]" office:value-type="float" office:value="16.7621293800539">
            <text:p>16.7621293801</text:p>
          </table:table-cell>
          <table:table-cell table:style-name="ce71" table:formula="of:=[.D25]/100*[.D33]" office:value-type="currency" office:currency="EUR" office:value="2026.02952661725">
            <text:p>2,026.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.5</text:p>
          </table:table-cell>
          <table:table-cell table:style-name="ce60" table:formula="of:=ph*[.B26]" office:value-type="currency" office:currency="EUR" office:value="2782.94127777656">
            <text:p>2,782.94 €</text:p>
          </table:table-cell>
          <table:table-cell table:formula="of:=[.B26]*100/[.B28]" office:value-type="float" office:value="18.2783018867925">
            <text:p>18.2783018868</text:p>
          </table:table-cell>
          <table:table-cell table:style-name="ce71" table:formula="of:=[.D26]/100*[.D33]" office:value-type="currency" office:currency="EUR" office:value="2209.28847877358">
            <text:p>2,209.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60" table:formula="of:=ph*[.B27]" office:value-type="currency" office:currency="EUR" office:value="51.2984567332086">
            <text:p>51.30 €</text:p>
          </table:table-cell>
          <table:table-cell table:formula="of:=[.B27]*100/[.B28]" office:value-type="float" office:value="0.336927223719677">
            <text:p>0.3369272237</text:p>
          </table:table-cell>
          <table:table-cell table:style-name="ce71" table:formula="of:=[.D27]/100*[.D33]" office:value-type="currency" office:currency="EUR" office:value="40.7242115902965">
            <text:p>40.72 €</text:p>
          </table:table-cell>
          <table:table-cell table:number-columns-repeated="1019"/>
        </table:table-row>
        <table:table-row table:style-name="ro9">
          <table:table-cell table:style-name="ce56" office:value-type="string">
            <text:p>total</text:p>
          </table:table-cell>
          <table:table-cell table:style-name="ce56" table:formula="of:=SUM([.B23:.B27])" office:value-type="float" office:value="593.6">
            <text:p>593.6</text:p>
          </table:table-cell>
          <table:table-cell table:style-name="ce61" table:formula="of:=ph*[.B28]" office:value-type="currency" office:currency="EUR" office:value="15225.3819584163">
            <text:p>15,225.38 €</text:p>
          </table:table-cell>
          <table:table-cell table:style-name="ce67" table:formula="of:=SUM([.D23:.D27])" office:value-type="float" office:value="100">
            <text:p>100</text:p>
          </table:table-cell>
          <table:table-cell table:style-name="ce72" table:formula="of:=SUM([.E23:.E27])" office:value-type="currency" office:currency="EUR" office:value="12086.946">
            <text:p>12,086.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.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.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.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68" table:formula="of:=[.D31]-[.D32]" office:value-type="float" office:value="12086.946">
            <text:p>12086.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55" office:value-type="string">
            <text:p>12 juin → 20 octobre inclus</text:p>
          </table:table-cell>
          <table:table-cell table:style-name="ce55" office:value-type="string">
            <text:p>heures</text:p>
          </table:table-cell>
          <table:table-cell table:style-name="ce55" office:value-type="string">
            <text:p>total TTC</text:p>
          </table:table-cell>
          <table:table-cell table:style-name="ce55" office:value-type="string">
            <text:p>%</text:p>
          </table:table-cell>
          <table:table-cell table:style-name="ce5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60" table:formula="of:=ph*[.B36]" office:value-type="currency" office:currency="EUR" office:value="1641.55061546267">
            <text:p>1,641.55 €</text:p>
          </table:table-cell>
          <table:table-cell table:formula="of:=[.B36]*100/[.B41]" office:value-type="float" office:value="41.2105602060528">
            <text:p>41.2105602061</text:p>
          </table:table-cell>
          <table:table-cell table:style-name="ce71" table:formula="of:=[.D36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.3</text:p>
          </table:table-cell>
          <table:table-cell table:style-name="ce60" table:formula="of:=ph*[.B37]" office:value-type="currency" office:currency="EUR" office:value="2316.12532150437">
            <text:p>2,316.13 €</text:p>
          </table:table-cell>
          <table:table-cell table:formula="of:=[.B37]*100/[.B41]" office:value-type="float" office:value="58.1455247907276">
            <text:p>58.1455247907</text:p>
          </table:table-cell>
          <table:table-cell table:style-name="ce71" table:formula="of:=[.D37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/>
          <table:table-cell table:style-name="ce60" table:formula="of:=ph*[.B38]" office:value-type="currency" office:currency="EUR" office:value="0">
            <text:p>0.00 €</text:p>
          </table:table-cell>
          <table:table-cell table:formula="of:=[.B38]*100/[.B41]" office:value-type="float" office:value="0">
            <text:p>0</text:p>
          </table:table-cell>
          <table:table-cell table:style-name="ce71" table:formula="of:=[.D38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/>
          <table:table-cell table:style-name="ce60" table:formula="of:=ph*[.B39]" office:value-type="currency" office:currency="EUR" office:value="0">
            <text:p>0.00 €</text:p>
          </table:table-cell>
          <table:table-cell table:formula="of:=[.B39]*100/[.B41]" office:value-type="float" office:value="0">
            <text:p>0</text:p>
          </table:table-cell>
          <table:table-cell table:style-name="ce71" table:formula="of:=[.D39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60" table:formula="of:=ph*[.B40]" office:value-type="currency" office:currency="EUR" office:value="25.6492283666043">
            <text:p>25.65 €</text:p>
          </table:table-cell>
          <table:table-cell table:formula="of:=[.B40]*100/[.B41]" office:value-type="float" office:value="0.643915003219575">
            <text:p>0.6439150032</text:p>
          </table:table-cell>
          <table:table-cell table:style-name="ce71" table:formula="of:=[.D40]/100*[.C46]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table:style-name="ce56" office:value-type="string">
            <text:p>total</text:p>
          </table:table-cell>
          <table:table-cell table:style-name="ce56" table:formula="of:=SUM([.B36:.B40])" office:value-type="float" office:value="155.3">
            <text:p>155.3</text:p>
          </table:table-cell>
          <table:table-cell table:style-name="ce61" table:formula="of:=ph*[.B41]" office:value-type="currency" office:currency="EUR" office:value="3983.32516533365">
            <text:p>3,983.33 €</text:p>
          </table:table-cell>
          <table:table-cell table:style-name="ce67" table:formula="of:=SUM([.D36:.D40])" office:value-type="float" office:value="100">
            <text:p>100</text:p>
          </table:table-cell>
          <table:table-cell table:style-name="ce72" table:formula="of:=SUM([.E36:.E40])" office:value-type="currency" office:currency="EUR" office:value="0">
            <text:p>0.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19.4125">
            <text:p>19.4125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2"/>
          <table:table-cell/>
          <table:table-cell table:number-columns-repeated="1021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 </number:text>
      <number:number number:decimal-places="2" number:min-integer-digits="1" number:grouping="true"/>
      <number:text> </number:text>
    </number:number-style>
    <number:number-style style:name="N115P1" style:volatile="true">
      <number:text> $ (</number:text>
      <number:number number:decimal-places="2" number:min-integer-digits="1" number:grouping="true"/>
      <number:text>)</number:text>
    </number:number-style>
    <number:number-style style:name="N115P2" style:volatile="true">
      <number:text> $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 $ </number:text>
      <number:number number:decimal-places="0" number:min-integer-digits="1" number:grouping="true"/>
      <number:text> </number:text>
    </number:number-style>
    <number:number-style style:name="N118P1" style:volatile="true">
      <number:text> $ (</number:text>
      <number:number number:decimal-places="0" number:min-integer-digits="1" number:grouping="true"/>
      <number:text>)</number:text>
    </number:number-style>
    <number:number-style style:name="N118P2" style:volatile="true">
      <number:text> $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2">
      <number:text> $ </number:text>
      <number:number number:decimal-places="2" number:min-integer-digits="1" number:grouping="true"/>
      <number:text> </number:text>
    </number:number-style>
    <number:number-style style:name="N113">
      <number:text> $ (</number:text>
      <number:number number:decimal-places="2" number:min-integer-digits="1" number:grouping="true"/>
      <number:text>)</number:text>
    </number:number-style>
    <number:number-style style:name="N114">
      <number:text> $ - </number:text>
    </number:number-style>
    <number:number-style style:name="N116">
      <number:text> $ </number:text>
      <number:number number:decimal-places="0" number:min-integer-digits="1" number:grouping="true"/>
      <number:text> </number:text>
    </number:number-style>
    <number:number-style style:name="N117">
      <number:text> $ (</number:text>
      <number:number number:decimal-places="0" number:min-integer-digits="1" number:grouping="true"/>
      <number:text>)</number:text>
    </number:number-style>
    <number:number-style style:name="N119">
      <number:number number:decimal-places="2" number:min-integer-digits="1" number:grouping="true"/>
      <number:text> </number:text>
    </number:number-style>
    <number:number-style style:name="N120">
      <number:text>  (</number:text>
      <number:number number:decimal-places="2" number:min-integer-digits="1" number:grouping="true"/>
      <number:text>)</number:text>
    </number:number-style>
    <number:number-style style:name="N121">
      <number:text>  - </number:text>
    </number:number-style>
    <number:number-style style:name="N123">
      <number:number number:decimal-places="0" number:min-integer-digits="1" number:grouping="true"/>
      <number:text> </number:text>
    </number:number-style>
    <number:number-style style:name="N124">
      <number:text>  (</number:text>
      <number:number number:decimal-places="0" number:min-integer-digits="1" number:grouping="true"/>
      <number:text>)</number:text>
    </number:number-style>
    <number:currency-style style:name="N126">
      <number:number number:decimal-places="2" number:min-integer-digits="1" number:grouping="true"/>
      <number:text> </number:text>
      <number:currency-symbol>€</number:currency-symbol>
    </number:currency-style>
    <number:number-style style:name="N127">
      <number:number number:decimal-places="15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9P0"/>
    </number:currency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5"/>
    <style:style style:name="Currency_5b_0_5d_" style:display-name="Currency[0]" style:family="table-cell" style:parent-style-name="Default" style:data-style-name="N118"/>
    <style:style style:name="Comma" style:family="table-cell" style:parent-style-name="Default" style:data-style-name="N122"/>
    <style:style style:name="Comma_5b_0_5d_" style:display-name="Comma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10-22T17:40:39</dc:date>
    <meta:print-date>1969-12-31T16:00:00</meta:print-date>
    <meta:generator>LibreOffice/3.5$Linux_X86_64 LibreOffice_project/350m1$Build-2</meta:generator>
    <meta:editing-duration>PT12H16M21S</meta:editing-duration>
    <meta:editing-cycles>47</meta:editing-cycles>
    <dc:creator>Ludi </dc:creator>
    <meta:document-statistic meta:table-count="3" meta:cell-count="425" meta:object-count="0"/>
  </office:meta>
</office:document-meta>
</file>